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, Arial"/>
    <style:font-face style:name="arial" svg:font-family="arial, helvetica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2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Looks</text:p>
          </table:table-cell>
          <table:table-cell office:value-type="string">
            <text:p>2.2.2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span text:style-name="T1"><text:a xlink:href="http://www.jgoodies.com/downloads/librar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2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4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3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3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>http://www.tritonus.org</text:a></text:span></text:p>
          </table:table-cell>
          <table:table-cell table:style-name="ce13"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4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3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3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4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3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4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2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4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2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2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2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2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4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ostscrip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toastscript</text:p>
          </table:table-cell>
          <table:table-cell office:value-type="string">
            <text:p>1.79</text:p>
          </table:table-cell>
          <table:table-cell table:style-name="ce10" office:value-type="string">
            <text:p>A Java implementation of the PostScript language.</text:p>
          </table:table-cell>
          <table:table-cell office:value-type="string">
            <text:p>http://sourceforge.net/projects/toastscript/</text:p>
          </table:table-cell>
          <table:table-cell office:value-type="string">
            <text:p>http://sourceforge.net/projects/toastscript/</text:p>
          </table:table-cell>
          <table:table-cell office:value-type="string">
            <text:p>GPL 2+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stscript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mpxj</text:p>
          </table:table-cell>
          <table:table-cell office:value-type="string">
            <text:p>3.1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, Arial"/>
    <style:font-face style:name="arial" svg:font-family="arial, helvetica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6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9T16:13:57</dc:date>
    <meta:editing-cycles>106</meta:editing-cycles>
    <meta:editing-duration>PT688H29M48S</meta:editing-duration>
    <meta:generator>OpenOffice.org/3.2$Unix OpenOffice.org_project/320m12$Build-9483</meta:generator>
    <meta:document-statistic meta:table-count="1" meta:cell-count="347" meta:object-count="0"/>
  </office:meta>
</office:document-meta>
</file>